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5cm"/>
    </style:style>
    <style:style style:name="co3" style:family="table-column">
      <style:table-column-properties fo:break-before="auto" style:column-width="1.014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674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1.513cm"/>
    </style:style>
    <style:style style:name="co8" style:family="table-column">
      <style:table-column-properties fo:break-before="auto" style:column-width="1.05cm"/>
    </style:style>
    <style:style style:name="co9" style:family="table-column">
      <style:table-column-properties fo:break-before="auto" style:column-width="0.8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808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давление в начале 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торр</text:p>
          </table:table-cell>
          <table:table-cell office:value-type="string" calcext:value-type="string">
            <text:p>давление атм.</text:p>
          </table:table-cell>
          <table:table-cell office:value-type="float" office:value="98800" calcext:value-type="float">
            <text:p>98800</text:p>
          </table:table-cell>
          <table:table-cell office:value-type="string" calcext:value-type="string">
            <text:p>Па</text:p>
          </table:table-cell>
          <table:table-cell office:value-type="string" calcext:value-type="string">
            <text:p>объем заперт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м^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см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форвак. Часть</text:p>
          </table:table-cell>
          <table:table-cell table:formula="of:=([.B3]-[.B2])*0.01*9.81*[.$B$6]" office:value-type="float" office:value="2187.8262" calcext:value-type="float">
            <text:p>2187,8262</text:p>
          </table:table-cell>
          <table:table-cell/>
          <table:table-cell table:formula="of:=[.$H$1]*[.$E$1]/[.F2]" office:value-type="float" office:value="2257.9490089295" calcext:value-type="float">
            <text:p>2257,9490089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34.4" calcext:value-type="float">
            <text:p>34,4</text:p>
          </table:table-cell>
          <table:table-cell office:value-type="string" calcext:value-type="string">
            <text:p>см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см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высвак часть</text:p>
          </table:table-cell>
          <table:table-cell table:formula="of:=([.B5]-[.B4])*0.01*9.81*[.$B$6]" office:value-type="float" office:value="1397.77785" calcext:value-type="float">
            <text:p>1397,77785</text:p>
          </table:table-cell>
          <table:table-cell/>
          <table:table-cell table:formula="of:=[.$H$1]*[.$E$1]/[.F4]" office:value-type="float" office:value="3534.18105745487" calcext:value-type="float">
            <text:p>3534,18105745487</text:p>
          </table:table-cell>
          <table:table-cell table:formula="of:=[.H4]-[.H2]" office:value-type="float" office:value="1276.23204852537" calcext:value-type="float">
            <text:p>1276,232048525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4</text:p>
          </table:table-cell>
          <table:table-cell office:value-type="float" office:value="30.1" calcext:value-type="float">
            <text:p>30,1</text:p>
          </table:table-cell>
          <table:table-cell office:value-type="string" calcext:value-type="string">
            <text:p>см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 масла</text:p>
          </table:table-cell>
          <table:table-cell office:value-type="float" office:value="885" calcext:value-type="float">
            <text:p>885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y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formula="of:=[.J7]^2" office:value-type="float" office:value="0" calcext:value-type="float">
            <text:p>0</text:p>
          </table:table-cell>
          <table:table-cell table:formula="of:=[.J7]*[.K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table:formula="of:=0.001*[.$I$4]*LN(([.C8]-1.5)/(7.9))" office:value-type="float" office:value="-0.268729506625145" calcext:value-type="float">
            <text:p>-0,26872950662514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 table:formula="of:=[.K7]+0.1" office:value-type="float" office:value="1.6" calcext:value-type="float">
            <text:p>1,6</text:p>
          </table:table-cell>
          <table:table-cell table:formula="of:=[.J8]^2" office:value-type="float" office:value="0.25" calcext:value-type="float">
            <text:p>0,25</text:p>
          </table:table-cell>
          <table:table-cell table:formula="of:=[.J8]*[.K8]"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7.8" calcext:value-type="float">
            <text:p>7,8</text:p>
          </table:table-cell>
          <table:table-cell table:formula="of:=0.001*[.$I$4]*LN(([.C9]-1.5)/(7.9))" office:value-type="float" office:value="-0.288828064499502" calcext:value-type="float">
            <text:p>-0,28882806449950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[.K8]+0.1" office:value-type="float" office:value="1.7" calcext:value-type="float">
            <text:p>1,7</text:p>
          </table:table-cell>
          <table:table-cell table:formula="of:=[.J9]^2" office:value-type="float" office:value="9" calcext:value-type="float">
            <text:p>9</text:p>
          </table:table-cell>
          <table:table-cell table:formula="of:=[.J9]*[.K9]" office:value-type="float" office:value="5.1" calcext:value-type="float">
            <text:p>5,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,7</text:p>
          </table:table-cell>
          <table:table-cell table:formula="of:=0.001*[.$I$4]*LN(([.C10]-1.5)/(7.9))" office:value-type="float" office:value="-0.309248212913176" calcext:value-type="float">
            <text:p>-0,30924821291317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[.K9]+0.1" office:value-type="float" office:value="1.8" calcext:value-type="float">
            <text:p>1,8</text:p>
          </table:table-cell>
          <table:table-cell table:formula="of:=[.J10]^2" office:value-type="float" office:value="25" calcext:value-type="float">
            <text:p>25</text:p>
          </table:table-cell>
          <table:table-cell table:formula="of:=[.J10]*[.K10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7.4" calcext:value-type="float">
            <text:p>7,4</text:p>
          </table:table-cell>
          <table:table-cell table:formula="of:=0.001*[.$I$4]*LN(([.C11]-1.5)/(7.9))" office:value-type="float" office:value="-0.372545418704069" calcext:value-type="float">
            <text:p>-0,37254541870406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[.K10]+0.1" office:value-type="float" office:value="1.9" calcext:value-type="float">
            <text:p>1,9</text:p>
          </table:table-cell>
          <table:table-cell table:formula="of:=[.J11]^2" office:value-type="float" office:value="36" calcext:value-type="float">
            <text:p>36</text:p>
          </table:table-cell>
          <table:table-cell table:formula="of:=[.J11]*[.K11]" office:value-type="float" office:value="11.4" calcext:value-type="float">
            <text:p>11,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.1" calcext:value-type="float">
            <text:p>7,1</text:p>
          </table:table-cell>
          <table:table-cell table:formula="of:=0.001*[.$I$4]*LN(([.C12]-1.5)/(7.9))" office:value-type="float" office:value="-0.439146549376785" calcext:value-type="float">
            <text:p>-0,439146549376785</text:p>
          </table:table-cell>
          <table:table-cell table:number-columns-repeated="5"/>
          <table:table-cell office:value-type="float" office:value="6.5" calcext:value-type="float">
            <text:p>6,5</text:p>
          </table:table-cell>
          <table:table-cell table:formula="of:=[.K11]+0.1" office:value-type="float" office:value="2" calcext:value-type="float">
            <text:p>2</text:p>
          </table:table-cell>
          <table:table-cell table:formula="of:=[.J12]^2" office:value-type="float" office:value="42.25" calcext:value-type="float">
            <text:p>42,25</text:p>
          </table:table-cell>
          <table:table-cell table:formula="of:=[.J12]*[.K12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formula="of:=[.B12]+0.5" office:value-type="float" office:value="2.5" calcext:value-type="float">
            <text:p>2,5</text:p>
          </table:table-cell>
          <table:table-cell office:value-type="float" office:value="6.7" calcext:value-type="float">
            <text:p>6,7</text:p>
          </table:table-cell>
          <table:table-cell table:formula="of:=0.001*[.$I$4]*LN(([.C13]-1.5)/(7.9))" office:value-type="float" office:value="-0.53372551849059" calcext:value-type="float">
            <text:p>-0,53372551849059</text:p>
          </table:table-cell>
          <table:table-cell table:number-columns-repeated="5"/>
          <table:table-cell office:value-type="float" office:value="7.5" calcext:value-type="float">
            <text:p>7,5</text:p>
          </table:table-cell>
          <table:table-cell table:formula="of:=[.K12]+0.1" office:value-type="float" office:value="2.1" calcext:value-type="float">
            <text:p>2,1</text:p>
          </table:table-cell>
          <table:table-cell table:formula="of:=[.J13]^2" office:value-type="float" office:value="56.25" calcext:value-type="float">
            <text:p>56,25</text:p>
          </table:table-cell>
          <table:table-cell table:formula="of:=[.J13]*[.K13]" office:value-type="float" office:value="15.75" calcext:value-type="float">
            <text:p>15,75</text:p>
          </table:table-cell>
          <table:table-cell table:number-columns-repeated="2"/>
        </table:table-row>
        <table:table-row table:style-name="ro1">
          <table:table-cell/>
          <table:table-cell table:formula="of:=[.B13]+0.5" office:value-type="float" office:value="3" calcext:value-type="float">
            <text:p>3</text:p>
          </table:table-cell>
          <table:table-cell office:value-type="float" office:value="6.2" calcext:value-type="float">
            <text:p>6,2</text:p>
          </table:table-cell>
          <table:table-cell table:formula="of:=0.001*[.$I$4]*LN(([.C14]-1.5)/(7.9))" office:value-type="float" office:value="-0.662747622823298" calcext:value-type="float">
            <text:p>-0,662747622823298</text:p>
          </table:table-cell>
          <table:table-cell table:number-columns-repeated="5"/>
          <table:table-cell office:value-type="float" office:value="8.5" calcext:value-type="float">
            <text:p>8,5</text:p>
          </table:table-cell>
          <table:table-cell office:value-type="float" office:value="2.3" calcext:value-type="float">
            <text:p>2,3</text:p>
          </table:table-cell>
          <table:table-cell table:formula="of:=[.J14]^2" office:value-type="float" office:value="72.25" calcext:value-type="float">
            <text:p>72,25</text:p>
          </table:table-cell>
          <table:table-cell table:formula="of:=[.J14]*[.K14]" office:value-type="float" office:value="19.55" calcext:value-type="float">
            <text:p>19,55</text:p>
          </table:table-cell>
          <table:table-cell table:number-columns-repeated="2"/>
        </table:table-row>
        <table:table-row table:style-name="ro1">
          <table:table-cell/>
          <table:table-cell table:formula="of:=[.B14]+0.5" office:value-type="float" office:value="3.5" calcext:value-type="float">
            <text:p>3,5</text:p>
          </table:table-cell>
          <table:table-cell office:value-type="float" office:value="5.6" calcext:value-type="float">
            <text:p>5,6</text:p>
          </table:table-cell>
          <table:table-cell table:formula="of:=0.001*[.$I$4]*LN(([.C15]-1.5)/(7.9))" office:value-type="float" office:value="-0.837049697642136" calcext:value-type="float">
            <text:p>-0,837049697642136</text:p>
          </table:table-cell>
          <table:table-cell table:style-name="ce2" office:value-type="string" calcext:value-type="string">
            <text:p>X^2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Y^2</text:p>
          </table:table-cell>
          <table:table-cell table:style-name="ce2" office:value-type="string" calcext:value-type="string">
            <text:p>W</text:p>
          </table:table-cell>
          <table:table-cell/>
          <table:table-cell office:value-type="float" office:value="9.5" calcext:value-type="float">
            <text:p>9,5</text:p>
          </table:table-cell>
          <table:table-cell table:formula="of:=[.K14]+0.1" office:value-type="float" office:value="2.4" calcext:value-type="float">
            <text:p>2,4</text:p>
          </table:table-cell>
          <table:table-cell table:formula="of:=[.J15]^2" office:value-type="float" office:value="90.25" calcext:value-type="float">
            <text:p>90,25</text:p>
          </table:table-cell>
          <table:table-cell table:formula="of:=[.J15]*[.K15]" office:value-type="float" office:value="22.8" calcext:value-type="float">
            <text:p>22,8</text:p>
          </table:table-cell>
          <table:table-cell table:number-columns-repeated="2"/>
        </table:table-row>
        <table:table-row table:style-name="ro1">
          <table:table-cell table:style-name="ce1" table:formula="of:=[.D16]+[.H16]*([.B17]-[.B16])" office:value-type="float" office:value="-1.32623794012991" calcext:value-type="float">
            <text:p>-1,32623794012991</text:p>
          </table:table-cell>
          <table:table-cell table:formula="of:=[.B15]+0.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0.001*[.$I$4]*LN(([.C16]-1.5)/(7.9))" office:value-type="float" office:value="-1.03898024394343" calcext:value-type="float">
            <text:p>-1,03898024394343</text:p>
          </table:table-cell>
          <table:table-cell table:formula="of:=[.B16]^2" office:value-type="float" office:value="16" calcext:value-type="float">
            <text:p>16</text:p>
          </table:table-cell>
          <table:table-cell table:formula="of:=[.D16]*[.B16]" office:value-type="float" office:value="-4.15592097577372" calcext:value-type="float">
            <text:p>-4,15592097577372</text:p>
          </table:table-cell>
          <table:table-cell table:formula="of:=[.D16]^2" office:value-type="float" office:value="1.07947994730475" calcext:value-type="float">
            <text:p>1,07947994730475</text:p>
          </table:table-cell>
          <table:table-cell table:formula="of:= (SUM([.F16:.F32]) / 17 - (SUM([.B16:.B32])*SUM([.D16:.D32])) / (17^2) ) / ( (SUM([.E16:.E32])) / 17 - (SUM([.B16:.B32]) / 17)^2 )" office:value-type="float" office:value="-0.574515392372967" calcext:value-type="float">
            <text:p>-0,57451539237296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15]+0.1" office:value-type="float" office:value="2.5" calcext:value-type="float">
            <text:p>2,5</text:p>
          </table:table-cell>
          <table:table-cell table:formula="of:=[.J16]^2" office:value-type="float" office:value="100" calcext:value-type="float">
            <text:p>100</text:p>
          </table:table-cell>
          <table:table-cell table:formula="of:=[.J16]*[.K16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table:formula="of:=[.D17]+[.$H$16]*([.B18]-[.B17])" office:value-type="float" office:value="-1.56623622477068" calcext:value-type="float">
            <text:p>-1,56623622477068</text:p>
          </table:table-cell>
          <table:table-cell table:formula="of:=[.B16]+0.5" office:value-type="float" office:value="4.5" calcext:value-type="float">
            <text:p>4,5</text:p>
          </table:table-cell>
          <table:table-cell office:value-type="float" office:value="4.4" calcext:value-type="float">
            <text:p>4,4</text:p>
          </table:table-cell>
          <table:table-cell table:formula="of:=0.001*[.$I$4]*LN(([.C17]-1.5)/(7.9))" office:value-type="float" office:value="-1.27897852858419" calcext:value-type="float">
            <text:p>-1,27897852858419</text:p>
          </table:table-cell>
          <table:table-cell table:formula="of:=[.B17]^2" office:value-type="float" office:value="20.25" calcext:value-type="float">
            <text:p>20,25</text:p>
          </table:table-cell>
          <table:table-cell table:formula="of:=[.D17]*[.B17]" office:value-type="float" office:value="-5.75540337862887" calcext:value-type="float">
            <text:p>-5,75540337862887</text:p>
          </table:table-cell>
          <table:table-cell table:formula="of:=[.D17]^2" office:value-type="float" office:value="1.63578607657939" calcext:value-type="float">
            <text:p>1,63578607657939</text:p>
          </table:table-cell>
          <table:table-cell table:style-name="ce1" table:formula="of:=SUM([.D16:.D32])/17 - SUM([.B16:.B32]) /17 *[.H16] - 1 * [.H16]" office:value-type="float" office:value="1.94706725446699" calcext:value-type="float">
            <text:p>1,94706725446699</text:p>
          </table:table-cell>
          <table:table-cell/>
          <table:table-cell office:value-type="float" office:value="10.5" calcext:value-type="float">
            <text:p>10,5</text:p>
          </table:table-cell>
          <table:table-cell table:formula="of:=[.K16]+0.1" office:value-type="float" office:value="2.6" calcext:value-type="float">
            <text:p>2,6</text:p>
          </table:table-cell>
          <table:table-cell table:formula="of:=[.J17]^2" office:value-type="float" office:value="110.25" calcext:value-type="float">
            <text:p>110,25</text:p>
          </table:table-cell>
          <table:table-cell table:formula="of:=[.J17]*[.K17]" office:value-type="float" office:value="27.3" calcext:value-type="float">
            <text:p>27,3</text:p>
          </table:table-cell>
          <table:table-cell table:number-columns-repeated="2"/>
        </table:table-row>
        <table:table-row table:style-name="ro1">
          <table:table-cell table:style-name="ce1" table:formula="of:=[.D18]+[.$H$16]*([.B19]-[.B18])" office:value-type="float" office:value="-1.80775292963639" calcext:value-type="float">
            <text:p>-1,80775292963639</text:p>
          </table:table-cell>
          <table:table-cell table:formula="of:=[.B17]+0.5" office:value-type="float" office:value="5" calcext:value-type="float">
            <text:p>5</text:p>
          </table:table-cell>
          <table:table-cell office:value-type="float" office:value="3.9" calcext:value-type="float">
            <text:p>3,9</text:p>
          </table:table-cell>
          <table:table-cell table:formula="of:=0.001*[.$I$4]*LN(([.C18]-1.5)/(7.9))" office:value-type="float" office:value="-1.52049523344991" calcext:value-type="float">
            <text:p>-1,52049523344991</text:p>
          </table:table-cell>
          <table:table-cell table:formula="of:=[.B18]^2" office:value-type="float" office:value="25" calcext:value-type="float">
            <text:p>25</text:p>
          </table:table-cell>
          <table:table-cell table:formula="of:=[.D18]*[.B18]" office:value-type="float" office:value="-7.60247616724955" calcext:value-type="float">
            <text:p>-7,60247616724955</text:p>
          </table:table-cell>
          <table:table-cell table:formula="of:=[.D18]^2" office:value-type="float" office:value="2.3119057549439" calcext:value-type="float">
            <text:p>2,3119057549439</text:p>
          </table:table-cell>
          <table:table-cell table:style-name="ce1" table:formula="of:=SUM([.D16:.D32])/17 - SUM([.B16:.B32]) /17 *[.H16] + 13 * [.H16]" office:value-type="float" office:value="-6.09614823875455" calcext:value-type="float">
            <text:p>-6,0961482387545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K17]+0.1" office:value-type="float" office:value="2.7" calcext:value-type="float">
            <text:p>2,7</text:p>
          </table:table-cell>
          <table:table-cell table:formula="of:=[.J18]^2" office:value-type="float" office:value="121" calcext:value-type="float">
            <text:p>121</text:p>
          </table:table-cell>
          <table:table-cell table:formula="of:=[.J18]*[.K18]" office:value-type="float" office:value="29.7" calcext:value-type="float">
            <text:p>29,7</text:p>
          </table:table-cell>
          <table:table-cell table:number-columns-repeated="2"/>
        </table:table-row>
        <table:table-row table:style-name="ro1">
          <table:table-cell table:style-name="ce1" table:formula="of:=[.D19]+[.$H$16]*([.B20]-[.B19])" office:value-type="float" office:value="-2.04043754355388" calcext:value-type="float">
            <text:p>-2,04043754355388</text:p>
          </table:table-cell>
          <table:table-cell table:formula="of:=[.B18]+0.5" office:value-type="float" office:value="5.5" calcext:value-type="float">
            <text:p>5,5</text:p>
          </table:table-cell>
          <table:table-cell office:value-type="float" office:value="3.5" calcext:value-type="float">
            <text:p>3,5</text:p>
          </table:table-cell>
          <table:table-cell table:formula="of:=0.001*[.$I$4]*LN(([.C19]-1.5)/(7.9))" office:value-type="float" office:value="-1.75317984736739" calcext:value-type="float">
            <text:p>-1,75317984736739</text:p>
          </table:table-cell>
          <table:table-cell table:formula="of:=[.B19]^2" office:value-type="float" office:value="30.25" calcext:value-type="float">
            <text:p>30,25</text:p>
          </table:table-cell>
          <table:table-cell table:formula="of:=[.D19]*[.B19]" office:value-type="float" office:value="-9.64248916052066" calcext:value-type="float">
            <text:p>-9,64248916052066</text:p>
          </table:table-cell>
          <table:table-cell table:formula="of:=[.D19]^2" office:value-type="float" office:value="3.07363957721516" calcext:value-type="float">
            <text:p>3,073639577215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K18]+0.1" office:value-type="float" office:value="2.8" calcext:value-type="float">
            <text:p>2,8</text:p>
          </table:table-cell>
          <table:table-cell table:formula="of:=[.J19]^2" office:value-type="float" office:value="144" calcext:value-type="float">
            <text:p>144</text:p>
          </table:table-cell>
          <table:table-cell table:formula="of:=[.J19]*[.K19]" office:value-type="float" office:value="33.6" calcext:value-type="float">
            <text:p>33,6</text:p>
          </table:table-cell>
          <table:table-cell table:number-columns-repeated="2"/>
        </table:table-row>
        <table:table-row table:style-name="ro1">
          <table:table-cell table:style-name="ce1" table:formula="of:=[.D20]+[.$H$16]*([.B21]-[.B20])" office:value-type="float" office:value="-2.32522049516284" calcext:value-type="float">
            <text:p>-2,32522049516284</text:p>
          </table:table-cell>
          <table:table-cell table:formula="of:=[.B19]+0.5" office:value-type="float" office:value="6" calcext:value-type="float">
            <text:p>6</text:p>
          </table:table-cell>
          <table:table-cell office:value-type="float" office:value="3.1" calcext:value-type="float">
            <text:p>3,1</text:p>
          </table:table-cell>
          <table:table-cell table:formula="of:=0.001*[.$I$4]*LN(([.C20]-1.5)/(7.9))" office:value-type="float" office:value="-2.03796279897635" calcext:value-type="float">
            <text:p>-2,03796279897635</text:p>
          </table:table-cell>
          <table:table-cell table:formula="of:=[.B20]^2" office:value-type="float" office:value="36" calcext:value-type="float">
            <text:p>36</text:p>
          </table:table-cell>
          <table:table-cell table:formula="of:=[.D20]*[.B20]" office:value-type="float" office:value="-12.2277767938581" calcext:value-type="float">
            <text:p>-12,2277767938581</text:p>
          </table:table-cell>
          <table:table-cell table:formula="of:=[.D20]^2" office:value-type="float" office:value="4.15329237001153" calcext:value-type="float">
            <text:p>4,15329237001153</text:p>
          </table:table-cell>
          <table:table-cell table:number-columns-repeated="2"/>
          <table:table-cell office:value-type="float" office:value="12.5" calcext:value-type="float">
            <text:p>12,5</text:p>
          </table:table-cell>
          <table:table-cell table:formula="of:=[.K19]+0.1" office:value-type="float" office:value="2.9" calcext:value-type="float">
            <text:p>2,9</text:p>
          </table:table-cell>
          <table:table-cell table:formula="of:=[.J20]^2" office:value-type="float" office:value="156.25" calcext:value-type="float">
            <text:p>156,25</text:p>
          </table:table-cell>
          <table:table-cell table:formula="of:=[.J20]*[.K20]" office:value-type="float" office:value="36.25" calcext:value-type="float">
            <text:p>36,25</text:p>
          </table:table-cell>
          <table:table-cell table:number-columns-repeated="2"/>
        </table:table-row>
        <table:table-row table:style-name="ro1">
          <table:table-cell table:style-name="ce1" table:formula="of:=[.D21]+[.$H$16]*([.B22]-[.B21])" office:value-type="float" office:value="-2.59021650702828" calcext:value-type="float">
            <text:p>-2,59021650702828</text:p>
          </table:table-cell>
          <table:table-cell table:formula="of:=[.B20]+0.5" office:value-type="float" office:value="6.5" calcext:value-type="float">
            <text:p>6,5</text:p>
          </table:table-cell>
          <table:table-cell office:value-type="float" office:value="2.8" calcext:value-type="float">
            <text:p>2,8</text:p>
          </table:table-cell>
          <table:table-cell table:formula="of:=0.001*[.$I$4]*LN(([.C21]-1.5)/(7.9))" office:value-type="float" office:value="-2.3029588108418" calcext:value-type="float">
            <text:p>-2,3029588108418</text:p>
          </table:table-cell>
          <table:table-cell table:formula="of:=[.B21]^2" office:value-type="float" office:value="42.25" calcext:value-type="float">
            <text:p>42,25</text:p>
          </table:table-cell>
          <table:table-cell table:formula="of:=[.D21]*[.B21]" office:value-type="float" office:value="-14.9692322704717" calcext:value-type="float">
            <text:p>-14,9692322704717</text:p>
          </table:table-cell>
          <table:table-cell table:formula="of:=[.D21]^2" office:value-type="float" office:value="5.30361928443388" calcext:value-type="float">
            <text:p>5,3036192844338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K20]+0.1" office:value-type="float" office:value="3" calcext:value-type="float">
            <text:p>3</text:p>
          </table:table-cell>
          <table:table-cell table:formula="of:=[.J21]^2" office:value-type="float" office:value="169" calcext:value-type="float">
            <text:p>169</text:p>
          </table:table-cell>
          <table:table-cell table:formula="of:=[.J21]*[.K21]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table:formula="of:=[.D22]+[.$H$16]*([.B23]-[.B22])" office:value-type="float" office:value="-2.92505418972948" calcext:value-type="float">
            <text:p>-2,92505418972948</text:p>
          </table:table-cell>
          <table:table-cell table:formula="of:=[.B21]+0.5"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formula="of:=0.001*[.$I$4]*LN(([.C22]-1.5)/(7.9))" office:value-type="float" office:value="-2.637796493543" calcext:value-type="float">
            <text:p>-2,637796493543</text:p>
          </table:table-cell>
          <table:table-cell table:formula="of:=[.B22]^2" office:value-type="float" office:value="49" calcext:value-type="float">
            <text:p>49</text:p>
          </table:table-cell>
          <table:table-cell table:formula="of:=[.D22]*[.B22]" office:value-type="float" office:value="-18.464575454801" calcext:value-type="float">
            <text:p>-18,464575454801</text:p>
          </table:table-cell>
          <table:table-cell table:formula="of:=[.D22]^2" office:value-type="float" office:value="6.95797034134773" calcext:value-type="float">
            <text:p>6,9579703413477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K21]+0.1" office:value-type="float" office:value="3.1" calcext:value-type="float">
            <text:p>3,1</text:p>
          </table:table-cell>
          <table:table-cell table:formula="of:=[.J22]^2" office:value-type="float" office:value="196" calcext:value-type="float">
            <text:p>196</text:p>
          </table:table-cell>
          <table:table-cell table:formula="of:=[.J22]*[.K22]" office:value-type="float" office:value="43.4" calcext:value-type="float">
            <text:p>43,4</text:p>
          </table:table-cell>
          <table:table-cell table:number-columns-repeated="2"/>
        </table:table-row>
        <table:table-row table:style-name="ro1">
          <table:table-cell table:style-name="ce1" table:formula="of:=[.D23]+[.$H$16]*([.B24]-[.B23])" office:value-type="float" office:value="-3.20983714133844" calcext:value-type="float">
            <text:p>-3,20983714133844</text:p>
          </table:table-cell>
          <table:table-cell table:formula="of:=[.B22]+0.5" office:value-type="float" office:value="7.5" calcext:value-type="float">
            <text:p>7,5</text:p>
          </table:table-cell>
          <table:table-cell office:value-type="float" office:value="2.3" calcext:value-type="float">
            <text:p>2,3</text:p>
          </table:table-cell>
          <table:table-cell table:formula="of:=0.001*[.$I$4]*LN(([.C23]-1.5)/(7.9))" office:value-type="float" office:value="-2.92257944515196" calcext:value-type="float">
            <text:p>-2,92257944515196</text:p>
          </table:table-cell>
          <table:table-cell table:formula="of:=[.B23]^2" office:value-type="float" office:value="56.25" calcext:value-type="float">
            <text:p>56,25</text:p>
          </table:table-cell>
          <table:table-cell table:formula="of:=[.D23]*[.B23]" office:value-type="float" office:value="-21.9193458386397" calcext:value-type="float">
            <text:p>-21,9193458386397</text:p>
          </table:table-cell>
          <table:table-cell table:formula="of:=[.D23]^2" office:value-type="float" office:value="8.54147061322473" calcext:value-type="float">
            <text:p>8,54147061322473</text:p>
          </table:table-cell>
          <table:table-cell table:number-columns-repeated="2"/>
          <table:table-cell office:value-type="float" office:value="14.5" calcext:value-type="float">
            <text:p>14,5</text:p>
          </table:table-cell>
          <table:table-cell table:formula="of:=[.K22]+0.1" office:value-type="float" office:value="3.2" calcext:value-type="float">
            <text:p>3,2</text:p>
          </table:table-cell>
          <table:table-cell table:formula="of:=[.J23]^2" office:value-type="float" office:value="210.25" calcext:value-type="float">
            <text:p>210,25</text:p>
          </table:table-cell>
          <table:table-cell table:formula="of:=[.J23]*[.K23]" office:value-type="float" office:value="46.4" calcext:value-type="float">
            <text:p>46,4</text:p>
          </table:table-cell>
          <table:table-cell table:number-columns-repeated="2"/>
        </table:table-row>
        <table:table-row table:style-name="ro1">
          <table:table-cell table:style-name="ce1" table:formula="of:=[.D24]+[.$H$16]*([.B25]-[.B24])" office:value-type="float" office:value="-3.38025418409008" calcext:value-type="float">
            <text:p>-3,38025418409008</text:p>
          </table:table-cell>
          <table:table-cell table:formula="of:=[.B23]+0.5" office:value-type="float" office:value="8" calcext:value-type="float">
            <text:p>8</text:p>
          </table:table-cell>
          <table:table-cell office:value-type="float" office:value="2.2" calcext:value-type="float">
            <text:p>2,2</text:p>
          </table:table-cell>
          <table:table-cell table:formula="of:=0.001*[.$I$4]*LN(([.C24]-1.5)/(7.9))" office:value-type="float" office:value="-3.0929964879036" calcext:value-type="float">
            <text:p>-3,0929964879036</text:p>
          </table:table-cell>
          <table:table-cell table:formula="of:=[.B24]^2" office:value-type="float" office:value="64" calcext:value-type="float">
            <text:p>64</text:p>
          </table:table-cell>
          <table:table-cell table:formula="of:=[.D24]*[.B24]" office:value-type="float" office:value="-24.7439719032288" calcext:value-type="float">
            <text:p>-24,7439719032288</text:p>
          </table:table-cell>
          <table:table-cell table:formula="of:=[.D24]^2" office:value-type="float" office:value="9.56662727418399" calcext:value-type="float">
            <text:p>9,56662727418399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3" table:formula="of:=[.K23]+0.1" office:value-type="float" office:value="3.3" calcext:value-type="float">
            <text:p>3,3</text:p>
          </table:table-cell>
          <table:table-cell table:style-name="ce3" table:formula="of:=[.J24]^2" office:value-type="float" office:value="225" calcext:value-type="float">
            <text:p>225</text:p>
          </table:table-cell>
          <table:table-cell table:style-name="ce3" table:formula="of:=[.J24]*[.K24]" office:value-type="float" office:value="49.5" calcext:value-type="float">
            <text:p>49,5</text:p>
          </table:table-cell>
          <table:table-cell table:formula="of:=(SUM([.M24:.M54])/31 - (SUM([.J24:.J54])*SUM([.K24:.K54]))/(31^2))/(SUM([.L24:.L54])/31 - (SUM([.J24:.J54])^2)/(31^2))" office:value-type="float" office:value="0.135778638866561" calcext:value-type="float">
            <text:p>0,135778638866561</text:p>
          </table:table-cell>
          <table:table-cell table:formula="of:=[.N24]*([.I4]*0.001)" office:value-type="float" office:value="0.173285050426658" calcext:value-type="float">
            <text:p>0,173285050426658</text:p>
          </table:table-cell>
        </table:table-row>
        <table:table-row table:style-name="ro1">
          <table:table-cell table:style-name="ce1" table:formula="of:=[.D25]+[.$H$16]*([.B26]-[.B25])" office:value-type="float" office:value="-3.80967083590509" calcext:value-type="float">
            <text:p>-3,80967083590509</text:p>
          </table:table-cell>
          <table:table-cell table:formula="of:=[.B24]+0.5" office:value-type="float" office:value="8.5" calcext:value-type="float">
            <text:p>8,5</text:p>
          </table:table-cell>
          <table:table-cell office:value-type="float" office:value="2" calcext:value-type="float">
            <text:p>2</text:p>
          </table:table-cell>
          <table:table-cell table:formula="of:=0.001*[.$I$4]*LN(([.C25]-1.5)/(7.9))" office:value-type="float" office:value="-3.5224131397186" calcext:value-type="float">
            <text:p>-3,5224131397186</text:p>
          </table:table-cell>
          <table:table-cell table:formula="of:=[.B25]^2" office:value-type="float" office:value="72.25" calcext:value-type="float">
            <text:p>72,25</text:p>
          </table:table-cell>
          <table:table-cell table:formula="of:=[.D25]*[.B25]" office:value-type="float" office:value="-29.9405116876081" calcext:value-type="float">
            <text:p>-29,9405116876081</text:p>
          </table:table-cell>
          <table:table-cell table:formula="of:=[.D25]^2" office:value-type="float" office:value="12.4073943268623" calcext:value-type="float">
            <text:p>12,4073943268623</text:p>
          </table:table-cell>
          <table:table-cell table:number-columns-repeated="2"/>
          <table:table-cell table:style-name="ce3" office:value-type="float" office:value="16" calcext:value-type="float">
            <text:p>16</text:p>
          </table:table-cell>
          <table:table-cell table:style-name="ce3" table:formula="of:=[.K24]+0.1" office:value-type="float" office:value="3.4" calcext:value-type="float">
            <text:p>3,4</text:p>
          </table:table-cell>
          <table:table-cell table:style-name="ce3" table:formula="of:=[.J25]^2" office:value-type="float" office:value="256" calcext:value-type="float">
            <text:p>256</text:p>
          </table:table-cell>
          <table:table-cell table:style-name="ce3" table:formula="of:=[.J25]*[.K25]" office:value-type="float" office:value="54.4" calcext:value-type="float">
            <text:p>54,4</text:p>
          </table:table-cell>
          <table:table-cell table:formula="of:=SUM([.K24:.K54])/31 - SUM([.J24:.J54])/31*[.N24] + 55*[.N24]" office:value-type="float" office:value="8.74196048322274" calcext:value-type="float">
            <text:p>8,74196048322274</text:p>
          </table:table-cell>
          <table:table-cell/>
        </table:table-row>
        <table:table-row table:style-name="ro1">
          <table:table-cell table:style-name="ce1" table:formula="of:=[.D26]+[.$H$16]*([.B27]-[.B26])" office:value-type="float" office:value="-4.09445378751405" calcext:value-type="float">
            <text:p>-4,09445378751405</text:p>
          </table:table-cell>
          <table:table-cell table:formula="of:=[.B25]+0.5" office:value-type="float" office:value="9" calcext:value-type="float">
            <text:p>9</text:p>
          </table:table-cell>
          <table:table-cell office:value-type="float" office:value="1.9" calcext:value-type="float">
            <text:p>1,9</text:p>
          </table:table-cell>
          <table:table-cell table:formula="of:=0.001*[.$I$4]*LN(([.C26]-1.5)/(7.9))" office:value-type="float" office:value="-3.80719609132756" calcext:value-type="float">
            <text:p>-3,80719609132756</text:p>
          </table:table-cell>
          <table:table-cell table:formula="of:=[.B26]^2" office:value-type="float" office:value="81" calcext:value-type="float">
            <text:p>81</text:p>
          </table:table-cell>
          <table:table-cell table:formula="of:=[.D26]*[.B26]" office:value-type="float" office:value="-34.2647648219481" calcext:value-type="float">
            <text:p>-34,2647648219481</text:p>
          </table:table-cell>
          <table:table-cell table:formula="of:=[.D26]^2" office:value-type="float" office:value="14.4947420778199" calcext:value-type="float">
            <text:p>14,4947420778199</text:p>
          </table:table-cell>
          <table:table-cell table:number-columns-repeated="2"/>
          <table:table-cell table:style-name="ce3" office:value-type="float" office:value="16.5" calcext:value-type="float">
            <text:p>16,5</text:p>
          </table:table-cell>
          <table:table-cell table:style-name="ce3" table:formula="of:=[.K25]+0.1" office:value-type="float" office:value="3.5" calcext:value-type="float">
            <text:p>3,5</text:p>
          </table:table-cell>
          <table:table-cell table:style-name="ce3" table:formula="of:=[.J26]^2" office:value-type="float" office:value="272.25" calcext:value-type="float">
            <text:p>272,25</text:p>
          </table:table-cell>
          <table:table-cell table:style-name="ce3" table:formula="of:=[.J26]*[.K26]" office:value-type="float" office:value="57.75" calcext:value-type="float">
            <text:p>57,75</text:p>
          </table:table-cell>
          <table:table-cell table:number-columns-repeated="2"/>
        </table:table-row>
        <table:table-row table:style-name="ro1">
          <table:table-cell table:style-name="ce1" table:formula="of:=[.D27]+[.$H$16]*([.B28]-[.B27])" office:value-type="float" office:value="-4.46160286816321" calcext:value-type="float">
            <text:p>-4,46160286816321</text:p>
          </table:table-cell>
          <table:table-cell table:formula="of:=[.B26]+0.5" office:value-type="float" office:value="9.5" calcext:value-type="float">
            <text:p>9,5</text:p>
          </table:table-cell>
          <table:table-cell office:value-type="float" office:value="1.8" calcext:value-type="float">
            <text:p>1,8</text:p>
          </table:table-cell>
          <table:table-cell table:formula="of:=0.001*[.$I$4]*LN(([.C27]-1.5)/(7.9))" office:value-type="float" office:value="-4.17434517197672" calcext:value-type="float">
            <text:p>-4,17434517197672</text:p>
          </table:table-cell>
          <table:table-cell table:formula="of:=[.B27]^2" office:value-type="float" office:value="90.25" calcext:value-type="float">
            <text:p>90,25</text:p>
          </table:table-cell>
          <table:table-cell table:formula="of:=[.D27]*[.B27]" office:value-type="float" office:value="-39.6562791337789" calcext:value-type="float">
            <text:p>-39,6562791337789</text:p>
          </table:table-cell>
          <table:table-cell table:formula="of:=[.D27]^2" office:value-type="float" office:value="17.4251576148054" calcext:value-type="float">
            <text:p>17,4251576148054</text:p>
          </table:table-cell>
          <table:table-cell table:number-columns-repeated="2"/>
          <table:table-cell table:style-name="ce3" office:value-type="float" office:value="17" calcext:value-type="float">
            <text:p>17</text:p>
          </table:table-cell>
          <table:table-cell table:style-name="ce3" table:formula="of:=[.K26]+0.1" office:value-type="float" office:value="3.6" calcext:value-type="float">
            <text:p>3,6</text:p>
          </table:table-cell>
          <table:table-cell table:style-name="ce3" table:formula="of:=[.J27]^2" office:value-type="float" office:value="289" calcext:value-type="float">
            <text:p>289</text:p>
          </table:table-cell>
          <table:table-cell table:style-name="ce3" table:formula="of:=[.J27]*[.K27]" office:value-type="float" office:value="61.2" calcext:value-type="float">
            <text:p>61,2</text:p>
          </table:table-cell>
          <table:table-cell table:number-columns-repeated="2"/>
        </table:table-row>
        <table:table-row table:style-name="ro1">
          <table:table-cell table:style-name="ce1" table:formula="of:=[.D28]+[.$H$16]*([.B29]-[.B28])" office:value-type="float" office:value="-4.46160286816321" calcext:value-type="float">
            <text:p>-4,46160286816321</text:p>
          </table:table-cell>
          <table:table-cell table:formula="of:=[.B27]+0.5" office:value-type="float" office:value="10" calcext:value-type="float">
            <text:p>10</text:p>
          </table:table-cell>
          <table:table-cell office:value-type="float" office:value="1.8" calcext:value-type="float">
            <text:p>1,8</text:p>
          </table:table-cell>
          <table:table-cell table:formula="of:=0.001*[.$I$4]*LN(([.C28]-1.5)/(7.9))" office:value-type="float" office:value="-4.17434517197672" calcext:value-type="float">
            <text:p>-4,17434517197672</text:p>
          </table:table-cell>
          <table:table-cell table:formula="of:=[.B28]^2" office:value-type="float" office:value="100" calcext:value-type="float">
            <text:p>100</text:p>
          </table:table-cell>
          <table:table-cell table:formula="of:=[.D28]*[.B28]" office:value-type="float" office:value="-41.7434517197672" calcext:value-type="float">
            <text:p>-41,7434517197672</text:p>
          </table:table-cell>
          <table:table-cell table:formula="of:=[.D28]^2" office:value-type="float" office:value="17.4251576148054" calcext:value-type="float">
            <text:p>17,4251576148054</text:p>
          </table:table-cell>
          <table:table-cell table:number-columns-repeated="2"/>
          <table:table-cell table:style-name="ce3" office:value-type="float" office:value="18" calcext:value-type="float">
            <text:p>18</text:p>
          </table:table-cell>
          <table:table-cell table:style-name="ce3" table:formula="of:=[.K27]+0.1" office:value-type="float" office:value="3.7" calcext:value-type="float">
            <text:p>3,7</text:p>
          </table:table-cell>
          <table:table-cell table:style-name="ce3" table:formula="of:=[.J28]^2" office:value-type="float" office:value="324" calcext:value-type="float">
            <text:p>324</text:p>
          </table:table-cell>
          <table:table-cell table:style-name="ce3" table:formula="of:=[.J28]*[.K28]" office:value-type="float" office:value="66.6" calcext:value-type="float">
            <text:p>66,6</text:p>
          </table:table-cell>
          <table:table-cell table:number-columns-repeated="2"/>
        </table:table-row>
        <table:table-row table:style-name="ro1">
          <table:table-cell table:style-name="ce1" table:formula="of:=[.D29]+[.$H$16]*([.B30]-[.B29])" office:value-type="float" office:value="-4.97907043368965" calcext:value-type="float">
            <text:p>-4,97907043368965</text:p>
          </table:table-cell>
          <table:table-cell table:formula="of:=[.B28]+0.5" office:value-type="float" office:value="10.5" calcext:value-type="float">
            <text:p>10,5</text:p>
          </table:table-cell>
          <table:table-cell office:value-type="float" office:value="1.7" calcext:value-type="float">
            <text:p>1,7</text:p>
          </table:table-cell>
          <table:table-cell table:formula="of:=0.001*[.$I$4]*LN(([.C29]-1.5)/(7.9))" office:value-type="float" office:value="-4.69181273750317" calcext:value-type="float">
            <text:p>-4,69181273750317</text:p>
          </table:table-cell>
          <table:table-cell table:formula="of:=[.B29]^2" office:value-type="float" office:value="110.25" calcext:value-type="float">
            <text:p>110,25</text:p>
          </table:table-cell>
          <table:table-cell table:formula="of:=[.D29]*[.B29]" office:value-type="float" office:value="-49.2640337437833" calcext:value-type="float">
            <text:p>-49,2640337437833</text:p>
          </table:table-cell>
          <table:table-cell table:formula="of:=[.D29]^2" office:value-type="float" office:value="22.013106763797" calcext:value-type="float">
            <text:p>22,013106763797</text:p>
          </table:table-cell>
          <table:table-cell table:number-columns-repeated="2"/>
          <table:table-cell table:style-name="ce3" office:value-type="float" office:value="18.5" calcext:value-type="float">
            <text:p>18,5</text:p>
          </table:table-cell>
          <table:table-cell table:style-name="ce3" table:formula="of:=[.K28]+0.1" office:value-type="float" office:value="3.8" calcext:value-type="float">
            <text:p>3,8</text:p>
          </table:table-cell>
          <table:table-cell table:style-name="ce3" table:formula="of:=[.J29]^2" office:value-type="float" office:value="342.25" calcext:value-type="float">
            <text:p>342,25</text:p>
          </table:table-cell>
          <table:table-cell table:style-name="ce3" table:formula="of:=[.J29]*[.K29]" office:value-type="float" office:value="70.3" calcext:value-type="float">
            <text:p>70,3</text:p>
          </table:table-cell>
          <table:table-cell table:number-columns-repeated="2"/>
        </table:table-row>
        <table:table-row table:style-name="ro1">
          <table:table-cell table:style-name="ce1" table:formula="of:=[.D30]+[.$H$16]*([.B31]-[.B30])" office:value-type="float" office:value="-4.97907043368965" calcext:value-type="float">
            <text:p>-4,97907043368965</text:p>
          </table:table-cell>
          <table:table-cell table:formula="of:=[.B29]+0.5"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formula="of:=0.001*[.$I$4]*LN(([.C30]-1.5)/(7.9))" office:value-type="float" office:value="-4.69181273750317" calcext:value-type="float">
            <text:p>-4,69181273750317</text:p>
          </table:table-cell>
          <table:table-cell table:formula="of:=[.B30]^2" office:value-type="float" office:value="121" calcext:value-type="float">
            <text:p>121</text:p>
          </table:table-cell>
          <table:table-cell table:formula="of:=[.D30]*[.B30]" office:value-type="float" office:value="-51.6099401125348" calcext:value-type="float">
            <text:p>-51,6099401125348</text:p>
          </table:table-cell>
          <table:table-cell table:formula="of:=[.D30]^2" office:value-type="float" office:value="22.013106763797" calcext:value-type="float">
            <text:p>22,013106763797</text:p>
          </table:table-cell>
          <table:table-cell table:number-columns-repeated="2"/>
          <table:table-cell table:style-name="ce3" office:value-type="float" office:value="19.5" calcext:value-type="float">
            <text:p>19,5</text:p>
          </table:table-cell>
          <table:table-cell table:style-name="ce3" table:formula="of:=[.K29]+0.1" office:value-type="float" office:value="3.9" calcext:value-type="float">
            <text:p>3,9</text:p>
          </table:table-cell>
          <table:table-cell table:style-name="ce3" table:formula="of:=[.J30]^2" office:value-type="float" office:value="380.25" calcext:value-type="float">
            <text:p>380,25</text:p>
          </table:table-cell>
          <table:table-cell table:style-name="ce3" table:formula="of:=[.J30]*[.K30]" office:value-type="float" office:value="76.05" calcext:value-type="float">
            <text:p>76,05</text:p>
          </table:table-cell>
          <table:table-cell table:number-columns-repeated="2"/>
        </table:table-row>
        <table:table-row table:style-name="ro1">
          <table:table-cell table:style-name="ce1" table:formula="of:=[.D31]+[.$H$16]*([.B32]-[.B31])" office:value-type="float" office:value="-5.86368707986525" calcext:value-type="float">
            <text:p>-5,86368707986525</text:p>
          </table:table-cell>
          <table:table-cell table:formula="of:=[.B30]+0.5" office:value-type="float" office:value="11.5" calcext:value-type="float">
            <text:p>11,5</text:p>
          </table:table-cell>
          <table:table-cell office:value-type="float" office:value="1.6" calcext:value-type="float">
            <text:p>1,6</text:p>
          </table:table-cell>
          <table:table-cell table:formula="of:=0.001*[.$I$4]*LN(([.C31]-1.5)/(7.9))" office:value-type="float" office:value="-5.57642938367877" calcext:value-type="float">
            <text:p>-5,57642938367877</text:p>
          </table:table-cell>
          <table:table-cell table:formula="of:=[.B31]^2" office:value-type="float" office:value="132.25" calcext:value-type="float">
            <text:p>132,25</text:p>
          </table:table-cell>
          <table:table-cell table:formula="of:=[.D31]*[.B31]" office:value-type="float" office:value="-64.1289379123059" calcext:value-type="float">
            <text:p>-64,1289379123059</text:p>
          </table:table-cell>
          <table:table-cell table:formula="of:=[.D31]^2" office:value-type="float" office:value="31.096564671156" calcext:value-type="float">
            <text:p>31,096564671156</text:p>
          </table:table-cell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3" table:formula="of:=[.K30]+0.1" office:value-type="float" office:value="4" calcext:value-type="float">
            <text:p>4</text:p>
          </table:table-cell>
          <table:table-cell table:style-name="ce3" table:formula="of:=[.J31]^2" office:value-type="float" office:value="400" calcext:value-type="float">
            <text:p>400</text:p>
          </table:table-cell>
          <table:table-cell table:style-name="ce3" table:formula="of:=[.J31]*[.K3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style-name="ce1" table:formula="of:=[.D32]+[.$H$16]*([.B33]-[.B32])" office:value-type="float" office:value="-5.86368707986525" calcext:value-type="float">
            <text:p>-5,86368707986525</text:p>
          </table:table-cell>
          <table:table-cell table:formula="of:=[.B31]+0.5" office:value-type="float" office:value="12" calcext:value-type="float">
            <text:p>12</text:p>
          </table:table-cell>
          <table:table-cell office:value-type="float" office:value="1.6" calcext:value-type="float">
            <text:p>1,6</text:p>
          </table:table-cell>
          <table:table-cell table:formula="of:=0.001*[.$I$4]*LN(([.C32]-1.5)/(7.9))" office:value-type="float" office:value="-5.57642938367877" calcext:value-type="float">
            <text:p>-5,57642938367877</text:p>
          </table:table-cell>
          <table:table-cell table:formula="of:=[.B32]^2" office:value-type="float" office:value="144" calcext:value-type="float">
            <text:p>144</text:p>
          </table:table-cell>
          <table:table-cell table:formula="of:=[.D32]*[.B32]" office:value-type="float" office:value="-66.9171526041452" calcext:value-type="float">
            <text:p>-66,9171526041452</text:p>
          </table:table-cell>
          <table:table-cell table:formula="of:=[.D32]^2" office:value-type="float" office:value="31.096564671156" calcext:value-type="float">
            <text:p>31,096564671156</text:p>
          </table:table-cell>
          <table:table-cell table:number-columns-repeated="2"/>
          <table:table-cell table:style-name="ce3" office:value-type="float" office:value="21" calcext:value-type="float">
            <text:p>21</text:p>
          </table:table-cell>
          <table:table-cell table:style-name="ce3" table:formula="of:=[.K31]+0.1" office:value-type="float" office:value="4.1" calcext:value-type="float">
            <text:p>4,1</text:p>
          </table:table-cell>
          <table:table-cell table:style-name="ce3" table:formula="of:=[.J32]^2" office:value-type="float" office:value="441" calcext:value-type="float">
            <text:p>441</text:p>
          </table:table-cell>
          <table:table-cell table:style-name="ce3" table:formula="of:=[.J32]*[.K32]" office:value-type="float" office:value="86.1" calcext:value-type="float">
            <text:p>86,1</text:p>
          </table:table-cell>
          <table:table-cell table:number-columns-repeated="2"/>
        </table:table-row>
        <table:table-row table:style-name="ro1">
          <table:table-cell/>
          <table:table-cell table:formula="of:=[.B32]+0.5" office:value-type="float" office:value="12.5" calcext:value-type="float">
            <text:p>12,5</text:p>
          </table:table-cell>
          <table:table-cell office:value-type="float" office:value="1.5" calcext:value-type="float">
            <text:p>1,5</text:p>
          </table:table-cell>
          <table:table-cell table:number-columns-repeated="6"/>
          <table:table-cell table:style-name="ce3" office:value-type="float" office:value="21.5" calcext:value-type="float">
            <text:p>21,5</text:p>
          </table:table-cell>
          <table:table-cell table:style-name="ce3" table:formula="of:=[.K32]+0.1" office:value-type="float" office:value="4.2" calcext:value-type="float">
            <text:p>4,2</text:p>
          </table:table-cell>
          <table:table-cell table:style-name="ce3" table:formula="of:=[.J33]^2" office:value-type="float" office:value="462.25" calcext:value-type="float">
            <text:p>462,25</text:p>
          </table:table-cell>
          <table:table-cell table:style-name="ce3" table:formula="of:=[.J33]*[.K33]" office:value-type="float" office:value="90.3" calcext:value-type="float">
            <text:p>90,3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float" office:value="22" calcext:value-type="float">
            <text:p>22</text:p>
          </table:table-cell>
          <table:table-cell table:style-name="ce3" table:formula="of:=[.K33]+0.1" office:value-type="float" office:value="4.3" calcext:value-type="float">
            <text:p>4,3</text:p>
          </table:table-cell>
          <table:table-cell table:style-name="ce3" table:formula="of:=[.J34]^2" office:value-type="float" office:value="484" calcext:value-type="float">
            <text:p>484</text:p>
          </table:table-cell>
          <table:table-cell table:style-name="ce3" table:formula="of:=[.J34]*[.K34]" office:value-type="float" office:value="94.6" calcext:value-type="float">
            <text:p>94,6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float" office:value="23" calcext:value-type="float">
            <text:p>23</text:p>
          </table:table-cell>
          <table:table-cell table:style-name="ce3" table:formula="of:=[.K34]+0.1" office:value-type="float" office:value="4.4" calcext:value-type="float">
            <text:p>4,4</text:p>
          </table:table-cell>
          <table:table-cell table:style-name="ce3" table:formula="of:=[.J35]^2" office:value-type="float" office:value="529" calcext:value-type="float">
            <text:p>529</text:p>
          </table:table-cell>
          <table:table-cell table:style-name="ce3" table:formula="of:=[.J35]*[.K35]" office:value-type="float" office:value="101.2" calcext:value-type="float">
            <text:p>101,2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float" office:value="23.5" calcext:value-type="float">
            <text:p>23,5</text:p>
          </table:table-cell>
          <table:table-cell table:style-name="ce3" table:formula="of:=[.K35]+0.1" office:value-type="float" office:value="4.5" calcext:value-type="float">
            <text:p>4,5</text:p>
          </table:table-cell>
          <table:table-cell table:style-name="ce3" table:formula="of:=[.J36]^2" office:value-type="float" office:value="552.25" calcext:value-type="float">
            <text:p>552,25</text:p>
          </table:table-cell>
          <table:table-cell table:style-name="ce3" table:formula="of:=[.J36]*[.K36]" office:value-type="float" office:value="105.75" calcext:value-type="float">
            <text:p>105,75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float" office:value="24.5" calcext:value-type="float">
            <text:p>24,5</text:p>
          </table:table-cell>
          <table:table-cell table:style-name="ce3" table:formula="of:=[.K36]+0.1" office:value-type="float" office:value="4.6" calcext:value-type="float">
            <text:p>4,6</text:p>
          </table:table-cell>
          <table:table-cell table:style-name="ce3" table:formula="of:=[.J37]^2" office:value-type="float" office:value="600.25" calcext:value-type="float">
            <text:p>600,25</text:p>
          </table:table-cell>
          <table:table-cell table:style-name="ce3" table:formula="of:=[.J37]*[.K37]" office:value-type="float" office:value="112.7" calcext:value-type="float">
            <text:p>112,7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float" office:value="25" calcext:value-type="float">
            <text:p>25</text:p>
          </table:table-cell>
          <table:table-cell table:style-name="ce3" table:formula="of:=[.K37]+0.1" office:value-type="float" office:value="4.7" calcext:value-type="float">
            <text:p>4,7</text:p>
          </table:table-cell>
          <table:table-cell table:style-name="ce3" table:formula="of:=[.J38]^2" office:value-type="float" office:value="625" calcext:value-type="float">
            <text:p>625</text:p>
          </table:table-cell>
          <table:table-cell table:style-name="ce3" table:formula="of:=[.J38]*[.K38]" office:value-type="float" office:value="117.5" calcext:value-type="float">
            <text:p>117,5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float" office:value="26" calcext:value-type="float">
            <text:p>26</text:p>
          </table:table-cell>
          <table:table-cell table:style-name="ce3" table:formula="of:=[.K38]+0.1" office:value-type="float" office:value="4.8" calcext:value-type="float">
            <text:p>4,8</text:p>
          </table:table-cell>
          <table:table-cell table:style-name="ce3" table:formula="of:=[.J39]^2" office:value-type="float" office:value="676" calcext:value-type="float">
            <text:p>676</text:p>
          </table:table-cell>
          <table:table-cell table:style-name="ce3" table:formula="of:=[.J39]*[.K39]" office:value-type="float" office:value="124.8" calcext:value-type="float">
            <text:p>124,8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float" office:value="26.5" calcext:value-type="float">
            <text:p>26,5</text:p>
          </table:table-cell>
          <table:table-cell table:style-name="ce3" table:formula="of:=[.K39]+0.1" office:value-type="float" office:value="4.9" calcext:value-type="float">
            <text:p>4,9</text:p>
          </table:table-cell>
          <table:table-cell table:style-name="ce3" table:formula="of:=[.J40]^2" office:value-type="float" office:value="702.25" calcext:value-type="float">
            <text:p>702,25</text:p>
          </table:table-cell>
          <table:table-cell table:style-name="ce3" table:formula="of:=[.J40]*[.K40]" office:value-type="float" office:value="129.85" calcext:value-type="float">
            <text:p>129,85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float" office:value="27.5" calcext:value-type="float">
            <text:p>27,5</text:p>
          </table:table-cell>
          <table:table-cell table:style-name="ce3" table:formula="of:=[.K40]+0.1" office:value-type="float" office:value="5" calcext:value-type="float">
            <text:p>5</text:p>
          </table:table-cell>
          <table:table-cell table:style-name="ce3" table:formula="of:=[.J41]^2" office:value-type="float" office:value="756.25" calcext:value-type="float">
            <text:p>756,25</text:p>
          </table:table-cell>
          <table:table-cell table:style-name="ce3" table:formula="of:=[.J41]*[.K41]" office:value-type="float" office:value="137.5" calcext:value-type="float">
            <text:p>137,5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float" office:value="28" calcext:value-type="float">
            <text:p>28</text:p>
          </table:table-cell>
          <table:table-cell table:style-name="ce3" table:formula="of:=[.K41]+0.1" office:value-type="float" office:value="5.1" calcext:value-type="float">
            <text:p>5,1</text:p>
          </table:table-cell>
          <table:table-cell table:style-name="ce3" table:formula="of:=[.J42]^2" office:value-type="float" office:value="784" calcext:value-type="float">
            <text:p>784</text:p>
          </table:table-cell>
          <table:table-cell table:style-name="ce3" table:formula="of:=[.J42]*[.K42]" office:value-type="float" office:value="142.8" calcext:value-type="float">
            <text:p>142,8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float" office:value="29" calcext:value-type="float">
            <text:p>29</text:p>
          </table:table-cell>
          <table:table-cell table:style-name="ce3" table:formula="of:=[.K42]+0.1" office:value-type="float" office:value="5.2" calcext:value-type="float">
            <text:p>5,2</text:p>
          </table:table-cell>
          <table:table-cell table:style-name="ce3" table:formula="of:=[.J43]^2" office:value-type="float" office:value="841" calcext:value-type="float">
            <text:p>841</text:p>
          </table:table-cell>
          <table:table-cell table:style-name="ce3" table:formula="of:=[.J43]*[.K43]" office:value-type="float" office:value="150.8" calcext:value-type="float">
            <text:p>150,8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float" office:value="29.5" calcext:value-type="float">
            <text:p>29,5</text:p>
          </table:table-cell>
          <table:table-cell table:style-name="ce3" table:formula="of:=[.K43]+0.1" office:value-type="float" office:value="5.3" calcext:value-type="float">
            <text:p>5,3</text:p>
          </table:table-cell>
          <table:table-cell table:style-name="ce3" table:formula="of:=[.J44]^2" office:value-type="float" office:value="870.25" calcext:value-type="float">
            <text:p>870,25</text:p>
          </table:table-cell>
          <table:table-cell table:style-name="ce3" table:formula="of:=[.J44]*[.K44]" office:value-type="float" office:value="156.35" calcext:value-type="float">
            <text:p>156,35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float" office:value="30.5" calcext:value-type="float">
            <text:p>30,5</text:p>
          </table:table-cell>
          <table:table-cell table:style-name="ce3" table:formula="of:=[.K44]+0.1" office:value-type="float" office:value="5.4" calcext:value-type="float">
            <text:p>5,4</text:p>
          </table:table-cell>
          <table:table-cell table:style-name="ce3" table:formula="of:=[.J45]^2" office:value-type="float" office:value="930.25" calcext:value-type="float">
            <text:p>930,25</text:p>
          </table:table-cell>
          <table:table-cell table:style-name="ce3" table:formula="of:=[.J45]*[.K45]" office:value-type="float" office:value="164.7" calcext:value-type="float">
            <text:p>164,7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float" office:value="31" calcext:value-type="float">
            <text:p>31</text:p>
          </table:table-cell>
          <table:table-cell table:style-name="ce3" table:formula="of:=[.K45]+0.1" office:value-type="float" office:value="5.5" calcext:value-type="float">
            <text:p>5,5</text:p>
          </table:table-cell>
          <table:table-cell table:style-name="ce3" table:formula="of:=[.J46]^2" office:value-type="float" office:value="961" calcext:value-type="float">
            <text:p>961</text:p>
          </table:table-cell>
          <table:table-cell table:style-name="ce3" table:formula="of:=[.J46]*[.K46]" office:value-type="float" office:value="170.5" calcext:value-type="float">
            <text:p>170,5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float" office:value="32" calcext:value-type="float">
            <text:p>32</text:p>
          </table:table-cell>
          <table:table-cell table:style-name="ce3" table:formula="of:=[.K46]+0.1" office:value-type="float" office:value="5.6" calcext:value-type="float">
            <text:p>5,6</text:p>
          </table:table-cell>
          <table:table-cell table:style-name="ce3" table:formula="of:=[.J47]^2" office:value-type="float" office:value="1024" calcext:value-type="float">
            <text:p>1024</text:p>
          </table:table-cell>
          <table:table-cell table:style-name="ce3" table:formula="of:=[.J47]*[.K47]" office:value-type="float" office:value="179.2" calcext:value-type="float">
            <text:p>179,2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float" office:value="32.5" calcext:value-type="float">
            <text:p>32,5</text:p>
          </table:table-cell>
          <table:table-cell table:style-name="ce3" table:formula="of:=[.K47]+0.1" office:value-type="float" office:value="5.7" calcext:value-type="float">
            <text:p>5,7</text:p>
          </table:table-cell>
          <table:table-cell table:style-name="ce3" table:formula="of:=[.J48]^2" office:value-type="float" office:value="1056.25" calcext:value-type="float">
            <text:p>1056,25</text:p>
          </table:table-cell>
          <table:table-cell table:style-name="ce3" table:formula="of:=[.J48]*[.K48]" office:value-type="float" office:value="185.25" calcext:value-type="float">
            <text:p>185,25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float" office:value="33.5" calcext:value-type="float">
            <text:p>33,5</text:p>
          </table:table-cell>
          <table:table-cell table:style-name="ce3" table:formula="of:=[.K48]+0.1" office:value-type="float" office:value="5.79999999999999" calcext:value-type="float">
            <text:p>5,79999999999999</text:p>
          </table:table-cell>
          <table:table-cell table:style-name="ce3" table:formula="of:=[.J49]^2" office:value-type="float" office:value="1122.25" calcext:value-type="float">
            <text:p>1122,25</text:p>
          </table:table-cell>
          <table:table-cell table:style-name="ce3" table:formula="of:=[.J49]*[.K49]" office:value-type="float" office:value="194.3" calcext:value-type="float">
            <text:p>194,3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float" office:value="34" calcext:value-type="float">
            <text:p>34</text:p>
          </table:table-cell>
          <table:table-cell table:style-name="ce3" table:formula="of:=[.K49]+0.1" office:value-type="float" office:value="5.89999999999999" calcext:value-type="float">
            <text:p>5,89999999999999</text:p>
          </table:table-cell>
          <table:table-cell table:style-name="ce3" table:formula="of:=[.J50]^2" office:value-type="float" office:value="1156" calcext:value-type="float">
            <text:p>1156</text:p>
          </table:table-cell>
          <table:table-cell table:style-name="ce3" table:formula="of:=[.J50]*[.K50]" office:value-type="float" office:value="200.6" calcext:value-type="float">
            <text:p>200,6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float" office:value="35" calcext:value-type="float">
            <text:p>35</text:p>
          </table:table-cell>
          <table:table-cell table:style-name="ce3" table:formula="of:=[.K50]+0.1" office:value-type="float" office:value="6" calcext:value-type="float">
            <text:p>6</text:p>
          </table:table-cell>
          <table:table-cell table:style-name="ce3" table:formula="of:=[.J51]^2" office:value-type="float" office:value="1225" calcext:value-type="float">
            <text:p>1225</text:p>
          </table:table-cell>
          <table:table-cell table:style-name="ce3" table:formula="of:=[.J51]*[.K51]"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float" office:value="35.5" calcext:value-type="float">
            <text:p>35,5</text:p>
          </table:table-cell>
          <table:table-cell table:style-name="ce3" table:formula="of:=[.K51]+0.1" office:value-type="float" office:value="6.09999999999999" calcext:value-type="float">
            <text:p>6,09999999999999</text:p>
          </table:table-cell>
          <table:table-cell table:style-name="ce3" table:formula="of:=[.J52]^2" office:value-type="float" office:value="1260.25" calcext:value-type="float">
            <text:p>1260,25</text:p>
          </table:table-cell>
          <table:table-cell table:style-name="ce3" table:formula="of:=[.J52]*[.K52]" office:value-type="float" office:value="216.55" calcext:value-type="float">
            <text:p>216,55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float" office:value="36.5" calcext:value-type="float">
            <text:p>36,5</text:p>
          </table:table-cell>
          <table:table-cell table:style-name="ce3" table:formula="of:=[.K52]+0.1" office:value-type="float" office:value="6.19999999999999" calcext:value-type="float">
            <text:p>6,19999999999999</text:p>
          </table:table-cell>
          <table:table-cell table:style-name="ce3" table:formula="of:=[.J53]^2" office:value-type="float" office:value="1332.25" calcext:value-type="float">
            <text:p>1332,25</text:p>
          </table:table-cell>
          <table:table-cell table:style-name="ce3" table:formula="of:=[.J53]*[.K53]" office:value-type="float" office:value="226.3" calcext:value-type="float">
            <text:p>226,3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float" office:value="37" calcext:value-type="float">
            <text:p>37</text:p>
          </table:table-cell>
          <table:table-cell table:style-name="ce3" table:formula="of:=[.K53]+0.1" office:value-type="float" office:value="6.29999999999999" calcext:value-type="float">
            <text:p>6,29999999999999</text:p>
          </table:table-cell>
          <table:table-cell table:style-name="ce3" table:formula="of:=[.J54]^2" office:value-type="float" office:value="1369" calcext:value-type="float">
            <text:p>1369</text:p>
          </table:table-cell>
          <table:table-cell table:style-name="ce3" table:formula="of:=[.J54]*[.K54]" office:value-type="float" office:value="233.1" calcext:value-type="float">
            <text:p>233,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8" calcext:value-type="float">
            <text:p>38</text:p>
          </table:table-cell>
          <table:table-cell table:formula="of:=[.K54]+0.1" office:value-type="float" office:value="6.39999999999999" calcext:value-type="float">
            <text:p>6,39999999999999</text:p>
          </table:table-cell>
          <table:table-cell table:formula="of:=[.J55]^2" office:value-type="float" office:value="1444" calcext:value-type="float">
            <text:p>1444</text:p>
          </table:table-cell>
          <table:table-cell table:formula="of:=[.J55]*[.K55]" office:value-type="float" office:value="243.2" calcext:value-type="float">
            <text:p>243,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formula="of:=[.K55]+0.1" office:value-type="float" office:value="6.49999999999999" calcext:value-type="float">
            <text:p>6,49999999999999</text:p>
          </table:table-cell>
          <table:table-cell table:formula="of:=[.J56]^2" office:value-type="float" office:value="1521" calcext:value-type="float">
            <text:p>1521</text:p>
          </table:table-cell>
          <table:table-cell table:formula="of:=[.J56]*[.K56]" office:value-type="float" office:value="253.5" calcext:value-type="float">
            <text:p>253,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table:formula="of:=[.K56]+0.1" office:value-type="float" office:value="6.59999999999999" calcext:value-type="float">
            <text:p>6,59999999999999</text:p>
          </table:table-cell>
          <table:table-cell table:formula="of:=[.J57]^2" office:value-type="float" office:value="1600" calcext:value-type="float">
            <text:p>1600</text:p>
          </table:table-cell>
          <table:table-cell table:formula="of:=[.J57]*[.K57]"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1" calcext:value-type="float">
            <text:p>41</text:p>
          </table:table-cell>
          <table:table-cell table:formula="of:=[.K57]+0.1" office:value-type="float" office:value="6.69999999999999" calcext:value-type="float">
            <text:p>6,69999999999999</text:p>
          </table:table-cell>
          <table:table-cell table:formula="of:=[.J58]^2" office:value-type="float" office:value="1681" calcext:value-type="float">
            <text:p>1681</text:p>
          </table:table-cell>
          <table:table-cell table:formula="of:=[.J58]*[.K58]" office:value-type="float" office:value="274.7" calcext:value-type="float">
            <text:p>274,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2" calcext:value-type="float">
            <text:p>42</text:p>
          </table:table-cell>
          <table:table-cell table:formula="of:=[.K58]+0.1" office:value-type="float" office:value="6.79999999999999" calcext:value-type="float">
            <text:p>6,79999999999999</text:p>
          </table:table-cell>
          <table:table-cell table:formula="of:=[.J59]^2" office:value-type="float" office:value="1764" calcext:value-type="float">
            <text:p>1764</text:p>
          </table:table-cell>
          <table:table-cell table:formula="of:=[.J59]*[.K59]" office:value-type="float" office:value="285.6" calcext:value-type="float">
            <text:p>285,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3" calcext:value-type="float">
            <text:p>43</text:p>
          </table:table-cell>
          <table:table-cell table:formula="of:=[.K59]+0.1" office:value-type="float" office:value="6.89999999999999" calcext:value-type="float">
            <text:p>6,89999999999999</text:p>
          </table:table-cell>
          <table:table-cell table:formula="of:=[.J60]^2" office:value-type="float" office:value="1849" calcext:value-type="float">
            <text:p>1849</text:p>
          </table:table-cell>
          <table:table-cell table:formula="of:=[.J60]*[.K60]" office:value-type="float" office:value="296.7" calcext:value-type="float">
            <text:p>296,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3.5" calcext:value-type="float">
            <text:p>43,5</text:p>
          </table:table-cell>
          <table:table-cell table:formula="of:=[.K60]+0.1" office:value-type="float" office:value="6.99999999999999" calcext:value-type="float">
            <text:p>6,99999999999999</text:p>
          </table:table-cell>
          <table:table-cell table:formula="of:=[.J61]^2" office:value-type="float" office:value="1892.25" calcext:value-type="float">
            <text:p>1892,25</text:p>
          </table:table-cell>
          <table:table-cell table:formula="of:=[.J61]*[.K61]" office:value-type="float" office:value="304.5" calcext:value-type="float">
            <text:p>304,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4.5" calcext:value-type="float">
            <text:p>44,5</text:p>
          </table:table-cell>
          <table:table-cell table:formula="of:=[.K61]+0.1" office:value-type="float" office:value="7.09999999999999" calcext:value-type="float">
            <text:p>7,09999999999999</text:p>
          </table:table-cell>
          <table:table-cell table:formula="of:=[.J62]^2" office:value-type="float" office:value="1980.25" calcext:value-type="float">
            <text:p>1980,25</text:p>
          </table:table-cell>
          <table:table-cell table:formula="of:=[.J62]*[.K62]" office:value-type="float" office:value="315.95" calcext:value-type="float">
            <text:p>315,9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formula="of:=[.K62]+0.1" office:value-type="float" office:value="7.19999999999999" calcext:value-type="float">
            <text:p>7,19999999999999</text:p>
          </table:table-cell>
          <table:table-cell table:formula="of:=[.J63]^2" office:value-type="float" office:value="2025" calcext:value-type="float">
            <text:p>2025</text:p>
          </table:table-cell>
          <table:table-cell table:formula="of:=[.J63]*[.K63]"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6" calcext:value-type="float">
            <text:p>46</text:p>
          </table:table-cell>
          <table:table-cell table:formula="of:=[.K63]+0.1" office:value-type="float" office:value="7.29999999999999" calcext:value-type="float">
            <text:p>7,29999999999999</text:p>
          </table:table-cell>
          <table:table-cell table:formula="of:=[.J64]^2" office:value-type="float" office:value="2116" calcext:value-type="float">
            <text:p>2116</text:p>
          </table:table-cell>
          <table:table-cell table:formula="of:=[.J64]*[.K64]" office:value-type="float" office:value="335.8" calcext:value-type="float">
            <text:p>335,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7" calcext:value-type="float">
            <text:p>47</text:p>
          </table:table-cell>
          <table:table-cell table:formula="of:=[.K64]+0.1" office:value-type="float" office:value="7.39999999999999" calcext:value-type="float">
            <text:p>7,39999999999999</text:p>
          </table:table-cell>
          <table:table-cell table:formula="of:=[.J65]^2" office:value-type="float" office:value="2209" calcext:value-type="float">
            <text:p>2209</text:p>
          </table:table-cell>
          <table:table-cell table:formula="of:=[.J65]*[.K65]" office:value-type="float" office:value="347.799999999999" calcext:value-type="float">
            <text:p>347,79999999999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table:formula="of:=[.K65]+0.1" office:value-type="float" office:value="7.49999999999999" calcext:value-type="float">
            <text:p>7,49999999999999</text:p>
          </table:table-cell>
          <table:table-cell table:formula="of:=[.J66]^2" office:value-type="float" office:value="2304" calcext:value-type="float">
            <text:p>2304</text:p>
          </table:table-cell>
          <table:table-cell table:formula="of:=[.J66]*[.K66]" office:value-type="float" office:value="359.999999999999" calcext:value-type="float">
            <text:p>359,99999999999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8.5" calcext:value-type="float">
            <text:p>48,5</text:p>
          </table:table-cell>
          <table:table-cell table:formula="of:=[.K66]+0.1" office:value-type="float" office:value="7.59999999999999" calcext:value-type="float">
            <text:p>7,59999999999999</text:p>
          </table:table-cell>
          <table:table-cell table:formula="of:=[.J67]^2" office:value-type="float" office:value="2352.25" calcext:value-type="float">
            <text:p>2352,25</text:p>
          </table:table-cell>
          <table:table-cell table:formula="of:=[.J67]*[.K67]" office:value-type="float" office:value="368.599999999999" calcext:value-type="float">
            <text:p>368,59999999999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9.5" calcext:value-type="float">
            <text:p>49,5</text:p>
          </table:table-cell>
          <table:table-cell table:formula="of:=[.K67]+0.1" office:value-type="float" office:value="7.69999999999999" calcext:value-type="float">
            <text:p>7,69999999999999</text:p>
          </table:table-cell>
          <table:table-cell table:formula="of:=[.J68]^2" office:value-type="float" office:value="2450.25" calcext:value-type="float">
            <text:p>2450,25</text:p>
          </table:table-cell>
          <table:table-cell table:formula="of:=[.J68]*[.K68]" office:value-type="float" office:value="381.149999999999" calcext:value-type="float">
            <text:p>381,14999999999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50.5" calcext:value-type="float">
            <text:p>50,5</text:p>
          </table:table-cell>
          <table:table-cell table:formula="of:=[.K68]+0.1" office:value-type="float" office:value="7.79999999999999" calcext:value-type="float">
            <text:p>7,79999999999999</text:p>
          </table:table-cell>
          <table:table-cell table:formula="of:=[.J69]^2" office:value-type="float" office:value="2550.25" calcext:value-type="float">
            <text:p>2550,25</text:p>
          </table:table-cell>
          <table:table-cell table:formula="of:=[.J69]*[.K69]" office:value-type="float" office:value="393.899999999999" calcext:value-type="float">
            <text:p>393,89999999999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51.5" calcext:value-type="float">
            <text:p>51,5</text:p>
          </table:table-cell>
          <table:table-cell table:formula="of:=[.K69]+0.1" office:value-type="float" office:value="7.89999999999999" calcext:value-type="float">
            <text:p>7,89999999999999</text:p>
          </table:table-cell>
          <table:table-cell table:formula="of:=[.J70]^2" office:value-type="float" office:value="2652.25" calcext:value-type="float">
            <text:p>2652,25</text:p>
          </table:table-cell>
          <table:table-cell table:formula="of:=[.J70]*[.K70]" office:value-type="float" office:value="406.849999999999" calcext:value-type="float">
            <text:p>406,849999999999</text:p>
          </table:table-cell>
          <table:table-cell table:number-columns-repeated="2"/>
        </table:table-row>
      </table:table>
      <table:table table:name="Лист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ток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А</text:p>
          </table:table-cell>
          <table:table-cell/>
        </table:table-row>
        <table:table-row table:style-name="ro1">
          <table:table-cell office:value-type="string" calcext:value-type="string">
            <text:p>напряжение </text:p>
          </table:table-cell>
          <table:table-cell office:value-type="float" office:value="40.8" calcext:value-type="float">
            <text:p>40,8</text:p>
          </table:table-cell>
          <table:table-cell office:value-type="string" calcext:value-type="string">
            <text:p>В</text:p>
          </table:table-cell>
          <table:table-cell/>
        </table:table-row>
        <table:table-row table:style-name="ro1">
          <table:table-cell office:value-type="string" calcext:value-type="string">
            <text:p>p_пр</text:p>
          </table:table-cell>
          <table:table-cell table:formula="of:=1.7*10^(-4)" office:value-type="float" office:value="0.00017" calcext:value-type="float">
            <text:p>0,00017</text:p>
          </table:table-cell>
          <table:table-cell office:value-type="string" calcext:value-type="string">
            <text:p>мм рт ст</text:p>
          </table:table-cell>
          <table:table-cell/>
        </table:table-row>
        <table:table-row table:style-name="ro1">
          <table:table-cell office:value-type="string" calcext:value-type="string">
            <text:p>p_уст</text:p>
          </table:table-cell>
          <table:table-cell table:formula="of:=1.9*10^(-4)" office:value-type="float" office:value="0.00019" calcext:value-type="float">
            <text:p>0,00019</text:p>
          </table:table-cell>
          <table:table-cell/>
          <table:table-cell table:formula="of:=([.B4]-0.00015)*[$Лист1.H16]" office:value-type="float" office:value="-0.0000229806156949187" calcext:value-type="float">
            <text:p>-2,29806156949187E-05</text:p>
          </table:table-cell>
        </table:table-row>
        <table:table-row table:style-name="ro1">
          <table:table-cell office:value-type="string" calcext:value-type="string">
            <text:p>p_фв</text:p>
          </table:table-cell>
          <table:table-cell table:formula="of:=1.4*10^(-3)" office:value-type="float" office:value="0.0014" calcext:value-type="float">
            <text:p>0,001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4/3*(0.0004)^3/0.108*SQRT(2*PI()*8.31*297/30)" office:value-type="float" office:value="0.00000001796399801804" calcext:value-type="float">
            <text:p>1,79639980180385E-08</text:p>
          </table:table-cell>
          <table:table-cell table:formula="of:=[.C7]*[.B4]/([.B4]-0.00015)" office:value-type="float" office:value="0.00000008532899058568" calcext:value-type="float">
            <text:p>8,5328990585683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17:50:51.75902304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4T08:58:54.303123935</meta:creation-date>
    <dc:date>2022-05-03T13:30:38.359897401</dc:date>
    <meta:editing-duration>PT15H54M7S</meta:editing-duration>
    <meta:editing-cycles>21</meta:editing-cycles>
    <meta:generator>LibreOffice/7.2.6.2$Linux_X86_64 LibreOffice_project/20$Build-2</meta:generator>
    <meta:document-statistic meta:table-count="2" meta:cell-count="463" meta:object-count="0"/>
  </office:meta>
</office:document-meta>
</file>